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06"/>
      <text:p text:style-name="P106"/>
      <text:p text:style-name="P106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06"/>
      <text:p text:style-name="P10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06"/>
      <text:p text:style-name="P106"/>
      <text:p text:style-name="P106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06"/>
      <text:p text:style-name="P106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07"/>
      <text:p text:style-name="P117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08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09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09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10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18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11"/>
      <text:p text:style-name="P111"/>
      <text:p text:style-name="P111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11"/>
      <text:p text:style-name="P111"/>
      <text:p text:style-name="P111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12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13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14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15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16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19"/>
      <text:p text:style-name="P119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20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21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22"/>
      <text:p text:style-name="P122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23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23"/>
      <text:p text:style-name="P123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24"/>
      <text:p text:style-name="P124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25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50"/>
      <text:p text:style-name="P125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26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27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28"/>
      <text:p text:style-name="P128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28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29"/>
      <text:p text:style-name="P129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30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30"/>
      <text:p text:style-name="P130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30">D<text:span text:style-name="T12">imecres<text:tab/>22/11/23</text:span><text:span text:style-name="T24"> </text:span></text:p>
      <text:p text:style-name="P148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30"/>
      <text:p text:style-name="P130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31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51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32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49">01, 04 i 05/12/23</text:p>
      <text:p text:style-name="P78">Període d'exàmens.</text:p>
      <text:p text:style-name="P57"/>
      <text:p text:style-name="P133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34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35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36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37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38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39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40"/>
      <text:p text:style-name="P140">************************************ <text:s text:c="2"/><text:span text:style-name="T34">2024 <text:s text:c="2"/></text:span>************************************</text:p>
      <text:p text:style-name="P140"/>
      <text:p text:style-name="P140"/>
      <text:p text:style-name="P140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41"/>
      <text:p text:style-name="P152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42"/>
      <text:p text:style-name="P142">D<text:span text:style-name="T12">ijous</text:span><text:tab/><text:tab/><text:span text:style-name="T35">11</text:span>/<text:span text:style-name="T33">01</text:span>/2<text:span text:style-name="T33">4</text:span></text:p>
      <text:p text:style-name="P95">Comentem apunts <text:a xlink:type="simple" xlink:href="https://paulinoposada.github.io/web_mec/documents/materiales_1.pdf">Materials 1</text:a> fins 3.2.9 Resistència a la radiació solar</text:p>
      <text:p text:style-name="P92"/>
      <text:p text:style-name="P143">D<text:span text:style-name="T12">illuns<text:tab/>15</text:span>/<text:span text:style-name="T33">01</text:span>/2<text:span text:style-name="T33">4</text:span></text:p>
      <text:p text:style-name="P96"><text:span text:style-name="T36">Acabem de comentar</text:span> apunts <text:a xlink:type="simple" xlink:href="https://paulinoposada.github.io/web_mec/documents/materiales_1.pdf">Materials 1</text:a>.</text:p>
      <text:p text:style-name="P97">Comentem soldadura tova.</text:p>
      <text:p text:style-name="P101">Faig demostració de soldadura tova.</text:p>
      <text:p text:style-name="P93"/>
      <text:p text:style-name="P144">D<text:span text:style-name="T12">imarts</text:span><text:tab/><text:span text:style-name="T35">16</text:span>/<text:span text:style-name="T33">01</text:span>/2<text:span text:style-name="T33">4</text:span></text:p>
      <text:p text:style-name="P98">Comen<text:span text:style-name="T37">c</text:span>em <text:span text:style-name="T37">amb pràctica </text:span>soldadura tova.</text:p>
      <text:p text:style-name="P102"/>
      <text:p text:style-name="P94"/>
      <text:p text:style-name="P145">D<text:span text:style-name="T12">imecres</text:span><text:tab/><text:span text:style-name="T35">17</text:span>/<text:span text:style-name="T33">01</text:span>/2<text:span text:style-name="T33">4</text:span></text:p>
      <text:p text:style-name="P99">Co<text:span text:style-name="T38">ntinuem pràctica </text:span>soldadura tova. <text:span text:style-name="T38">Termina de soldar mig grup.</text:span></text:p>
      <text:p text:style-name="P103"/>
      <text:p text:style-name="P146">D<text:span text:style-name="T12">ijous</text:span><text:tab/><text:tab/><text:span text:style-name="T35">18</text:span>/<text:span text:style-name="T33">01</text:span>/2<text:span text:style-name="T33">4</text:span></text:p>
      <text:p text:style-name="P100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04"/>
      <text:p text:style-name="P147">D<text:span text:style-name="T12">illuns<text:tab/>22</text:span>/<text:span text:style-name="T33">01</text:span>/2<text:span text:style-name="T33">4</text:span></text:p>
      <text:p text:style-name="P105">Baixem el taller, feim soldadura tova de coure i comencem amb soldadura d'arc.</text:p>
      <text:p text:style-name="P153"/>
      <text:p text:style-name="P156">D<text:span text:style-name="T12">imarts<text:tab/>23</text:span>/<text:span text:style-name="T33">01</text:span>/2<text:span text:style-name="T33">4</text:span></text:p>
      <text:p text:style-name="P155">Baixem el taller, <text:span text:style-name="T40">continuem</text:span> amb soldadura d'arc.</text:p>
      <text:p text:style-name="P154"/>
      <text:p text:style-name="P156">D<text:span text:style-name="T12">imecres<text:tab/>24</text:span>/<text:span text:style-name="T33">01</text:span>/2<text:span text:style-name="T33">4</text:span></text:p>
      <text:p text:style-name="P155">Baixem el taller, <text:span text:style-name="T40">continuem</text:span> amb soldadura d'ar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4T20:45:47.485928149</dc:date>
    <meta:editing-duration>PT30M48S</meta:editing-duration>
    <meta:editing-cycles>68</meta:editing-cycles>
    <meta:document-statistic meta:table-count="0" meta:image-count="0" meta:object-count="0" meta:page-count="6" meta:paragraph-count="174" meta:word-count="887" meta:character-count="6077" meta:non-whitespace-character-count="5322"/>
  </office:meta>
</office:document-meta>
</file>